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7486in"/>
    </style:style>
    <style:style style:name="Table1.D" style:family="table-column">
      <style:table-column-properties style:column-width="1.1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0.05pt solid #000000" fo:border-bottom="none"/>
    </style:style>
    <style:style style:name="Table1.D3" style:family="table-cell">
      <style:table-cell-properties fo:padding="0.0382in" fo:border-left="none" fo:border-right="0.05pt solid #000000" fo:border-top="0.05pt solid #000000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none" fo:border-right="0.05pt solid #000000" fo:border-top="none" fo:border-bottom="none"/>
    </style:style>
    <style:style style:name="Table1.48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2a609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40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7d6296" officeooo:paragraph-rsid="007d6296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00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76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1e6a3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83" style:family="paragraph" style:parent-style-name="Table_20_Contents">
      <style:text-properties fo:font-size="11pt" officeooo:paragraph-rsid="0020ec56" style:font-size-asian="11pt" style:font-size-complex="11pt"/>
    </style:style>
    <style:style style:name="P84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85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86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90" style:family="paragraph" style:parent-style-name="Standard">
      <style:text-properties officeooo:rsid="007b43ca" officeooo:paragraph-rsid="007b43ca"/>
    </style:style>
    <style:style style:name="P91" style:family="paragraph" style:parent-style-name="Standard">
      <style:text-properties officeooo:rsid="00408bf8" officeooo:paragraph-rsid="00408bf8"/>
    </style:style>
    <style:style style:name="P92" style:family="paragraph" style:parent-style-name="Standard">
      <style:text-properties officeooo:paragraph-rsid="007b43ca"/>
    </style:style>
    <style:style style:name="P93" style:family="paragraph" style:parent-style-name="Table_20_Contents">
      <style:text-properties fo:color="#000000" loext:opacity="100%" fo:font-size="11pt" fo:font-weight="bold" officeooo:rsid="002dc1e2" officeooo:paragraph-rsid="007e6715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color="#000000" loext:opacity="100%" fo:font-size="11pt" fo:font-weight="bold" officeooo:rsid="007e6715" officeooo:paragraph-rsid="007e6715" style:font-size-asian="11pt" style:font-weight-asian="bold" style:font-size-complex="11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  <style:style style:name="T38" style:family="text">
      <style:text-properties officeooo:rsid="007e6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90">QUICK-SHEET for molsim </text:p>
      <text:p text:style-name="P92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74316936752">
          <table:table-cell table:style-name="Table1.A1" office:value-type="string">
            <text:p text:style-name="P9">Action</text:p>
          </table:table-cell>
          <table:table-cell table:style-name="Table1.B1" office:value-type="string">
            <text:p text:style-name="P39">Specifier</text:p>
          </table:table-cell>
          <table:table-cell table:style-name="Table1.B1" office:value-type="string">
            <text:p text:style-name="P75"><text:span text:style-name="T11">Input v</text:span>alues</text:p>
          </table:table-cell>
          <table:table-cell table:style-name="Table1.D1" office:value-type="string">
            <text:p text:style-name="P82">Output <text:span text:style-name="T12">values</text:span></text:p>
          </table:table-cell>
        </table:table-row>
        <table:table-row table:style-name="TableLine93974339727088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82"/>
          </table:table-cell>
        </table:table-row>
        <table:table-row table:style-name="TableLine93974370388976">
          <table:table-cell table:style-name="Table1.A3" office:value-type="string">
            <text:p text:style-name="P4">load</text:p>
          </table:table-cell>
          <table:table-cell table:style-name="Table1.B3" office:value-type="string">
            <text:p text:style-name="P12">xyz</text:p>
          </table:table-cell>
          <table:table-cell table:style-name="Table1.B3" office:value-type="string">
            <text:p text:style-name="P41">File name <text:span text:style-name="T9">(string)</text:span></text:p>
          </table:table-cell>
          <table:table-cell table:style-name="Table1.D3" office:value-type="string">
            <text:p text:style-name="P76"/>
          </table:table-cell>
        </table:table-row>
        <table:table-row table:style-name="TableLine9397437039176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2">top</text:p>
          </table:table-cell>
          <table:table-cell table:style-name="Table1.B4" office:value-type="string">
            <text:p text:style-name="P42">File name <text:span text:style-name="T9">(string)</text:span></text:p>
          </table:table-cell>
          <table:table-cell table:style-name="Table1.D4" office:value-type="string">
            <text:p text:style-name="P76"/>
          </table:table-cell>
        </table:table-row>
        <table:table-row table:style-name="TableLine9397437039510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396416">
          <table:table-cell table:style-name="Table1.A1" office:value-type="string">
            <text:p text:style-name="P4">save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43">1 Types (string)</text:p>
            <text:p text:style-name="P41"><text:span text:style-name="T24">2 </text:span>File name <text:span text:style-name="T9">(string)</text:span></text:p>
          </table:table-cell>
          <table:table-cell table:style-name="Table1.D1" office:value-type="string">
            <text:p text:style-name="P76"/>
          </table:table-cell>
        </table:table-row>
        <table:table-row table:style-name="TableLine9397437039745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398544">
          <table:table-cell table:style-name="Table1.A3" office:value-type="string">
            <text:p text:style-name="P4">set</text:p>
          </table:table-cell>
          <table:table-cell table:style-name="Table1.B3" office:value-type="string">
            <text:p text:style-name="P13">timestep</text:p>
          </table:table-cell>
          <table:table-cell table:style-name="Table1.B3" office:value-type="string">
            <text:p text:style-name="P41"><text:span text:style-name="T9">Time step (s</text:span>calar – <text:span text:style-name="T26">default 0.005</text:span><text:span text:style-name="T9">) </text:span></text:p>
          </table:table-cell>
          <table:table-cell table:style-name="Table1.D3" office:value-type="string">
            <text:p text:style-name="P76"/>
          </table:table-cell>
        </table:table-row>
        <table:table-row table:style-name="TableLine93974370399632">
          <table:table-cell table:style-name="Table1.A9" office:value-type="string">
            <text:p text:style-name="P3"/>
          </table:table-cell>
          <table:table-cell table:style-name="Table1.A2" office:value-type="string">
            <text:p text:style-name="P11">temperature</text:p>
          </table:table-cell>
          <table:table-cell table:style-name="Table1.A2" office:value-type="string">
            <text:p text:style-name="P41"><text:span text:style-name="T9">Temperature (s</text:span>calar – <text:span text:style-name="T26">default 1.0</text:span><text:span text:style-name="T9">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147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cutoff</text:p>
          </table:table-cell>
          <table:table-cell table:style-name="Table1.A2" office:value-type="string">
            <text:p text:style-name="P44"><text:span text:style-name="T9">Max. cutoff (s</text:span>calar – <text:span text:style-name="T26">default 2.5</text:span><text:span text:style-name="T9">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251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omp</text:p>
          </table:table-cell>
          <table:table-cell table:style-name="Table1.A2" office:value-type="string">
            <text:p text:style-name="P44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36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<text:span text:style-name="T19">e</text:span>xclu<text:span text:style-name="T20">sion</text:span></text:p>
          </table:table-cell>
          <table:table-cell table:style-name="Table1.A2" office:value-type="string">
            <text:p text:style-name="P40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46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temperaturerelax</text:p>
          </table:table-cell>
          <table:table-cell table:style-name="Table1.A2" office:value-type="string">
            <text:p text:style-name="P45"><text:span text:style-name="T25">Temp. r</text:span>elaxation time </text:p>
            <text:p text:style-name="P45">(scalar – <text:span text:style-name="T26">default 0.01</text:span>)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57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compressionfactor</text:p>
          </table:table-cell>
          <table:table-cell table:style-name="Table1.A2" office:value-type="string">
            <text:p text:style-name="P46">Compression factor </text:p>
            <text:p text:style-name="P46">(scalar – <text:span text:style-name="T26">default 0.99995</text:span>)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68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7">types</text:p>
          </table:table-cell>
          <table:table-cell table:style-name="Table1.A2" office:value-type="string">
            <text:p text:style-name="P48">Particle types (string)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79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8">skin</text:p>
          </table:table-cell>
          <table:table-cell table:style-name="Table1.A2" office:value-type="string">
            <text:p text:style-name="P49">Buffer-skin for <text:span text:style-name="T28">neighbourlist </text:span></text:p>
            <text:p text:style-name="P50">(scalar – default 0.25)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0904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9"><text:span text:style-name="T30">c</text:span>harges</text:p>
          </table:table-cell>
          <table:table-cell table:style-name="Table1.B4" office:value-type="string">
            <text:p text:style-name="P51">Atom charges (vector)</text:p>
          </table:table-cell>
          <table:table-cell table:style-name="Table1.D4" office:value-type="string">
            <text:p text:style-name="P76"/>
          </table:table-cell>
        </table:table-row>
        <table:table-row table:style-name="TableLine9397437041040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11488">
          <table:table-cell table:style-name="Table1.A3" office:value-type="string">
            <text:p text:style-name="P4">get</text:p>
          </table:table-cell>
          <table:table-cell table:style-name="Table1.B3" office:value-type="string">
            <text:p text:style-name="P11">numbpart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6">Scalar</text:p>
          </table:table-cell>
        </table:table-row>
        <table:table-row table:style-name="TableLine939743704125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1">box </text:p>
          </table:table-cell>
          <table:table-cell table:style-name="Table1.A2" office:value-type="string">
            <text:p text:style-name="P47"/>
          </table:table-cell>
          <table:table-cell table:style-name="Table1.D9" office:value-type="string">
            <text:p text:style-name="P76">Vector </text:p>
          </table:table-cell>
        </table:table-row>
        <table:table-row table:style-name="TableLine939743704136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<text:span text:style-name="T8">e</text:span>nerg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7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39743704147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velocit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0">Matrix</text:p>
          </table:table-cell>
        </table:table-row>
        <table:table-row table:style-name="TableLine939743704158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0">Matri<text:span text:style-name="T31">x</text:span></text:p>
          </table:table-cell>
        </table:table-row>
        <table:table-row table:style-name="TableLine9397437041692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forc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0">Matrix</text:p>
          </table:table-cell>
        </table:table-row>
        <table:table-row table:style-name="TableLine9397437041801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3">typ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8">String</text:p>
          </table:table-cell>
        </table:table-row>
        <table:table-row table:style-name="TableLine9397437041910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4">mol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0">Matrix</text:p>
          </table:table-cell>
        </table:table-row>
        <table:table-row table:style-name="TableLine93974370420192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8">pressure</text:p>
          </table:table-cell>
          <table:table-cell table:style-name="Table1.B4" office:value-type="string">
            <text:p text:style-name="P40"/>
          </table:table-cell>
          <table:table-cell table:style-name="Table1.D4" office:value-type="string">
            <text:p text:style-name="P81">Scalar</text:p>
          </table:table-cell>
        </table:table-row>
        <table:table-row table:style-name="TableLine939743704212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9"/>
          </table:table-cell>
        </table:table-row>
        <table:table-row table:style-name="TableLine93974370422368">
          <table:table-cell table:style-name="Table1.A3" office:value-type="string">
            <text:p text:style-name="P5">calcforce</text:p>
          </table:table-cell>
          <table:table-cell table:style-name="Table1.B3" office:value-type="string">
            <text:p text:style-name="P25">lj</text:p>
          </table:table-cell>
          <table:table-cell table:style-name="Table1.B3" office:value-type="string">
            <text:p text:style-name="P52"><text:span text:style-name="T13">1 </text:span>Types (string)</text:p>
            <text:p text:style-name="P57"><text:span text:style-name="T13">2 </text:span><text:span text:style-name="T17">C</text:span>utoff <text:span text:style-name="T9">(scalar)</text:span> </text:p>
            <text:p text:style-name="P57"><text:span text:style-name="T4">3 </text:span><text:span text:style-name="T1">σ </text:span><text:span text:style-name="T3">(scalar)</text:span></text:p>
            <text:p text:style-name="P57"><text:span text:style-name="T4">4 </text:span><text:span text:style-name="T2">ε </text:span><text:span text:style-name="T3">(scalar)</text:span></text:p>
            <text:p text:style-name="P74"><text:span text:style-name="T3">5 </text:span><text:span text:style-name="T1">aw (scalar)</text:span></text:p>
          </table:table-cell>
          <table:table-cell table:style-name="Table1.D3" office:value-type="string">
            <text:p text:style-name="P76"/>
          </table:table-cell>
        </table:table-row>
        <text:soft-page-break/>
        <table:table-row table:style-name="TableLine9397437042345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6">bond</text:p>
          </table:table-cell>
          <table:table-cell table:style-name="Table1.A2" office:value-type="string">
            <text:p text:style-name="P58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8"><text:span text:style-name="T13">2 B</text:span><text:span text:style-name="T9">ond </text:span>length <text:span text:style-name="T9">(scalar)</text:span></text:p>
            <text:p text:style-name="P58"><text:span text:style-name="T13">3 S</text:span><text:span text:style-name="T9">pring </text:span>constant<text:span text:style-name="T9">(scalar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24544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7">angle</text:p>
          </table:table-cell>
          <table:table-cell table:style-name="Table1.A2" office:value-type="string">
            <text:p text:style-name="P83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3"><text:span text:style-name="T13">2 E</text:span><text:span text:style-name="T9">q. </text:span>angle <text:span text:style-name="T9">(scalar)</text:span> </text:p>
            <text:p text:style-name="P53"><text:span text:style-name="T13">3 S</text:span><text:span text:style-name="T9">pring </text:span>constant <text:span text:style-name="T9">(scalar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25632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torsion</text:p>
          </table:table-cell>
          <table:table-cell table:style-name="Table1.A2" office:value-type="string">
            <text:p text:style-name="P54"><text:span text:style-name="T13">1 </text:span>T<text:span text:style-name="T9">orsion </text:span>type (int <text:span text:style-name="T9">scalar</text:span>) </text:p>
            <text:p text:style-name="P54"><text:span text:style-name="T13">2 P</text:span><text:span text:style-name="T9">otential </text:span>parameters (vector) 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26720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coulomb</text:p>
          </table:table-cell>
          <table:table-cell table:style-name="Table1.A2" office:value-type="string">
            <text:p text:style-name="P93"><text:span text:style-name="T38">1 Algorithm (“sf” or “wolf”)</text:span></text:p>
            <text:p text:style-name="P93"><text:span text:style-name="T38">2 </text:span>Cutoff (scalar)</text:p>
            <text:p text:style-name="P94">3 &lt;OPT for “wolf”:&gt; Screening (Scalar) 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10048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8">lattice</text:p>
          </table:table-cell>
          <table:table-cell table:style-name="Table1.A2" office:value-type="string">
            <text:p text:style-name="P60"><text:span text:style-name="T13">1 </text:span>Particle type (string)</text:p>
            <text:p text:style-name="P60"><text:span text:style-name="T13">2 S</text:span>pring constant (scalar)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30688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5">dpd</text:p>
          </table:table-cell>
          <table:table-cell table:style-name="Table1.B4" office:value-type="string">
            <text:p text:style-name="P61">1 Types (string)</text:p>
            <text:p text:style-name="P61">2 Cutoff (scalar)</text:p>
            <text:p text:style-name="P61">3 Repulsion parameter (scalar)</text:p>
            <text:p text:style-name="P61">4 <text:span text:style-name="T5">σ </text:span><text:span text:style-name="T3">(scalar)</text:span></text:p>
          </table:table-cell>
          <table:table-cell table:style-name="Table1.D4" office:value-type="string">
            <text:p text:style-name="P76"/>
          </table:table-cell>
        </table:table-row>
        <table:table-row table:style-name="TableLine93974370431776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32864">
          <table:table-cell table:style-name="Table1.A3" office:value-type="string">
            <text:p text:style-name="P6">integrate</text:p>
          </table:table-cell>
          <table:table-cell table:style-name="Table1.B3" office:value-type="string">
            <text:p text:style-name="P29">leapfrog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6"/>
          </table:table-cell>
        </table:table-row>
        <table:table-row table:style-name="TableLine93974370433952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29">dpd</text:p>
          </table:table-cell>
          <table:table-cell table:style-name="Table1.B4" office:value-type="string">
            <text:p text:style-name="P62"><text:span text:style-name="T1">λ (scalar)</text:span><text:span text:style-name="T21"> </text:span></text:p>
          </table:table-cell>
          <table:table-cell table:style-name="Table1.D4" office:value-type="string">
            <text:p text:style-name="P76"/>
          </table:table-cell>
        </table:table-row>
        <table:table-row table:style-name="TableLine9397437043504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3612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37216">
          <table:table-cell table:style-name="Table1.A3" office:value-type="string">
            <text:p text:style-name="P7">thermostate</text:p>
          </table:table-cell>
          <table:table-cell table:style-name="Table1.B3" office:value-type="string">
            <text:p text:style-name="P37">relax</text:p>
          </table:table-cell>
          <table:table-cell table:style-name="Table1.B3" office:value-type="string">
            <text:p text:style-name="P63"><text:span text:style-name="T13">1 </text:span><text:span text:style-name="T10">Particle type (string)</text:span> </text:p>
            <text:p text:style-name="P63"><text:span text:style-name="T13">2 T</text:span>emperature <text:span text:style-name="T10">(scalar)</text:span></text:p>
            <text:p text:style-name="P64"><text:span text:style-name="T13">3 T</text:span><text:span text:style-name="T10">hermostat relax </text:span>t<text:span text:style-name="T10">ime (scalar)</text:span></text:p>
          </table:table-cell>
          <table:table-cell table:style-name="Table1.D3" office:value-type="string">
            <text:p text:style-name="P76"/>
          </table:table-cell>
        </table:table-row>
        <table:table-row table:style-name="TableLine9397437043830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7">nosehoover</text:p>
          </table:table-cell>
          <table:table-cell table:style-name="Table1.B4" office:value-type="string">
            <text:p text:style-name="P65"><text:span text:style-name="T13">1 </text:span><text:span text:style-name="T10">Particle type (string)</text:span> </text:p>
            <text:p text:style-name="P65"><text:span text:style-name="T13">2 T</text:span>emperature <text:span text:style-name="T10">(scalar)</text:span></text:p>
            <text:p text:style-name="P65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D4" office:value-type="string">
            <text:p text:style-name="P76"/>
          </table:table-cell>
        </table:table-row>
        <table:table-row table:style-name="TableLine9397437043939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40480">
          <table:table-cell table:style-name="Table1.A3" office:value-type="string">
            <text:p text:style-name="P8">sample</text:p>
          </table:table-cell>
          <table:table-cell table:style-name="Table1.B3" office:value-type="string">
            <text:p text:style-name="P30">vacf/<text:span text:style-name="T37">mcvacf</text:span></text:p>
          </table:table-cell>
          <table:table-cell table:style-name="Table1.B3" office:value-type="string">
            <text:p text:style-name="P66"><text:span text:style-name="T13">1 </text:span>Length <text:span text:style-name="T10">vector (int scalar)</text:span></text:p>
            <text:p text:style-name="P66"><text:span text:style-name="T13">2 T</text:span>ime span <text:span text:style-name="T10">(scalar)</text:span></text:p>
          </table:table-cell>
          <table:table-cell table:style-name="Table1.D3" office:value-type="string">
            <text:p text:style-name="P76"/>
          </table:table-cell>
        </table:table-row>
        <table:table-row table:style-name="TableLine9397437044156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0">sacf/<text:span text:style-name="T37">msacf</text:span></text:p>
          </table:table-cell>
          <table:table-cell table:style-name="Table1.A2" office:value-type="string">
            <text:p text:style-name="P66"><text:span text:style-name="T13">1 </text:span>Length vector <text:span text:style-name="T10">(int scalar)</text:span> </text:p>
            <text:p text:style-name="P66"><text:span text:style-name="T13">2 T</text:span>ime span <text:span text:style-name="T10">(scalar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4265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1">hydrocorrelations/<text:line-break/><text:span text:style-name="T36">mhydrocorrelations</text:span></text:p>
          </table:table-cell>
          <table:table-cell table:style-name="Table1.A2" office:value-type="string">
            <text:p text:style-name="P66"><text:span text:style-name="T13">1 </text:span>Length vector <text:span text:style-name="T10">(int scalar)</text:span></text:p>
            <text:p text:style-name="P66"><text:span text:style-name="T13">2 T</text:span>ime span <text:span text:style-name="T10">(scalar)</text:span></text:p>
            <text:p text:style-name="P66"><text:span text:style-name="T13">3 </text:span><text:span text:style-name="T22">N</text:span>o. wavevectors <text:span text:style-name="T10">(int scalar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4374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2">prof<text:span text:style-name="T18">ile</text:span>s</text:p>
          </table:table-cell>
          <table:table-cell table:style-name="Table1.A2" office:value-type="string">
            <text:p text:style-name="P66"><text:span text:style-name="T13">1 </text:span><text:span text:style-name="T10">Particle t</text:span>ype <text:span text:style-name="T10">(string)</text:span></text:p>
            <text:p text:style-name="P66"><text:span text:style-name="T13">2 L</text:span>ength vector <text:span text:style-name="T10">(int scalar)</text:span></text:p>
            <text:p text:style-name="P66"><text:span text:style-name="T13">3 S</text:span>ample freq. <text:span text:style-name="T10">(int scalar)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1.48">
          <table:table-cell table:style-name="Table1.A9" office:value-type="string">
            <text:p text:style-name="P84"/>
          </table:table-cell>
          <table:table-cell table:style-name="Table1.A2" office:value-type="string">
            <text:p text:style-name="P35">msd</text:p>
          </table:table-cell>
          <table:table-cell table:style-name="Table1.A2" office:value-type="string">
            <text:p text:style-name="P69">1 <text:span text:style-name="T29">Length vector </text:span><text:span text:style-name="T10">(int scalar)</text:span><text:span text:style-name="T29"> </text:span></text:p>
            <text:p text:style-name="P67"><text:span text:style-name="T13">2 T</text:span>ime span <text:span text:style-name="T10">(scalar)</text:span></text:p>
            <text:p text:style-name="P69">3 <text:span text:style-name="T22">N</text:span><text:span text:style-name="T29">o. wavevectors </text:span><text:span text:style-name="T10">(int scalar)</text:span></text:p>
            <text:p text:style-name="P69">4 Particle type (string) </text:p>
          </table:table-cell>
          <table:table-cell table:style-name="Table1.D9" office:value-type="string">
            <text:p text:style-name="P76"/>
          </table:table-cell>
        </table:table-row>
        <table:table-row table:style-name="Table1.48">
          <table:table-cell table:style-name="Table1.A9" office:value-type="string">
            <text:p text:style-name="P85"/>
          </table:table-cell>
          <table:table-cell table:style-name="Table1.A2" office:value-type="string">
            <text:p text:style-name="P33">do</text:p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76"/>
          </table:table-cell>
        </table:table-row>
        <table:table-row table:style-name="Table1.48">
          <table:table-cell table:style-name="Table1.A9" office:value-type="string">
            <text:p text:style-name="P85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76"/>
          </table:table-cell>
        </table:table-row>
        <table:table-row table:style-name="TableLine93974370448144">
          <table:table-cell table:style-name="Table1.A9" office:value-type="string">
            <text:p text:style-name="P86">task</text:p>
          </table:table-cell>
          <table:table-cell table:style-name="Table1.A2" office:value-type="string">
            <text:p text:style-name="P34">lj</text:p>
          </table:table-cell>
          <table:table-cell table:style-name="Table1.A2" office:value-type="string">
            <text:p text:style-name="P52"><text:span text:style-name="T13">1 </text:span>Types (string)</text:p>
            <text:p text:style-name="P57"><text:span text:style-name="T13">2 </text:span><text:span text:style-name="T17">C</text:span>utoff <text:span text:style-name="T9">(scalar)</text:span> </text:p>
            <text:p text:style-name="P57"><text:span text:style-name="T4">3 </text:span><text:span text:style-name="T1">σ </text:span><text:span text:style-name="T3">(scalar)</text:span></text:p>
            <text:p text:style-name="P57"><text:soft-page-break/><text:span text:style-name="T4">4 </text:span><text:span text:style-name="T2">ε </text:span><text:span text:style-name="T3">(scalar)</text:span></text:p>
            <text:p text:style-name="P70"><text:span text:style-name="T3">5 </text:span><text:span text:style-name="T1">Block no.</text:span>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49184">
          <table:table-cell table:style-name="Table1.A9" office:value-type="string">
            <text:p text:style-name="P85"/>
          </table:table-cell>
          <table:table-cell table:style-name="Table1.A2" office:value-type="string">
            <text:p text:style-name="P34">bond</text:p>
          </table:table-cell>
          <table:table-cell table:style-name="Table1.A2" office:value-type="string">
            <text:p text:style-name="P58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8"><text:span text:style-name="T13">2 B</text:span><text:span text:style-name="T9">ond </text:span>length <text:span text:style-name="T9">(scalar)</text:span></text:p>
            <text:p text:style-name="P58"><text:span text:style-name="T13">3 S</text:span><text:span text:style-name="T9">pring </text:span>constant<text:span text:style-name="T9">(scalar)</text:span></text:p>
            <text:p text:style-name="P71">4 Block no.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50272">
          <table:table-cell table:style-name="Table1.A9" office:value-type="string">
            <text:p text:style-name="P85"/>
          </table:table-cell>
          <table:table-cell table:style-name="Table1.A2" office:value-type="string">
            <text:p text:style-name="P34">angle</text:p>
          </table:table-cell>
          <table:table-cell table:style-name="Table1.A2" office:value-type="string">
            <text:p text:style-name="P83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3"><text:span text:style-name="T13">2 E</text:span><text:span text:style-name="T9">q. </text:span>angle <text:span text:style-name="T9">(scalar)</text:span> </text:p>
            <text:p text:style-name="P53"><text:span text:style-name="T13">3 S</text:span><text:span text:style-name="T9">pring </text:span>constant <text:span text:style-name="T9">(scalar)</text:span></text:p>
            <text:p text:style-name="P71">4 Block no.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51360">
          <table:table-cell table:style-name="Table1.A9" office:value-type="string">
            <text:p text:style-name="P85"/>
          </table:table-cell>
          <table:table-cell table:style-name="Table1.A2" office:value-type="string">
            <text:p text:style-name="P34">torsion</text:p>
          </table:table-cell>
          <table:table-cell table:style-name="Table1.A2" office:value-type="string">
            <text:p text:style-name="P54"><text:span text:style-name="T13">1 </text:span>T<text:span text:style-name="T9">orsion </text:span>type (int <text:span text:style-name="T9">scalar</text:span>) </text:p>
            <text:p text:style-name="P56"><text:span text:style-name="T13">2 P</text:span><text:span text:style-name="T9">otential </text:span>parameters (vector)</text:p>
            <text:p text:style-name="P71">3 Block no.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52448">
          <table:table-cell table:style-name="Table1.A9" office:value-type="string">
            <text:p text:style-name="P85"/>
          </table:table-cell>
          <table:table-cell table:style-name="Table1.A2" office:value-type="string">
            <text:p text:style-name="P34">coulomb</text:p>
          </table:table-cell>
          <table:table-cell table:style-name="Table1.A2" office:value-type="string">
            <text:p text:style-name="P59"><text:span text:style-name="T22">1 </text:span>Cutoff (scalar)</text:p>
            <text:p text:style-name="P71">2 Block no.</text:p>
          </table:table-cell>
          <table:table-cell table:style-name="Table1.D9" office:value-type="string">
            <text:p text:style-name="P76"/>
          </table:table-cell>
        </table:table-row>
        <table:table-row table:style-name="TableLine93974370453536">
          <table:table-cell table:style-name="Table1.A4" office:value-type="string">
            <text:p text:style-name="P85"/>
          </table:table-cell>
          <table:table-cell table:style-name="Table1.B4" office:value-type="string">
            <text:p text:style-name="P34">do</text:p>
          </table:table-cell>
          <table:table-cell table:style-name="Table1.B4" office:value-type="string">
            <text:p text:style-name="P71">1 <text:span text:style-name="T23">Total n</text:span>o. blocks <text:s/></text:p>
          </table:table-cell>
          <table:table-cell table:style-name="Table1.D4" office:value-type="string">
            <text:p text:style-name="P76"/>
          </table:table-cell>
        </table:table-row>
        <table:table-row table:style-name="TableLine93974370454624"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55712">
          <table:table-cell table:style-name="Table1.A1" office:value-type="string">
            <text:p text:style-name="P87">compress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2">Target density</text:p>
          </table:table-cell>
          <table:table-cell table:style-name="Table1.D1" office:value-type="string">
            <text:p text:style-name="P76"/>
          </table:table-cell>
        </table:table-row>
        <table:table-row table:style-name="TableLine93974370456800"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57888">
          <table:table-cell table:style-name="Table1.A1" office:value-type="string">
            <text:p text:style-name="P88">add</text:p>
          </table:table-cell>
          <table:table-cell table:style-name="Table1.B1" office:value-type="string">
            <text:p text:style-name="P36">force</text:p>
          </table:table-cell>
          <table:table-cell table:style-name="Table1.B1" office:value-type="string">
            <text:p text:style-name="P73">1 Forces (vector)</text:p>
            <text:p text:style-name="P73">2 Direction (int scalar)</text:p>
          </table:table-cell>
          <table:table-cell table:style-name="Table1.D1" office:value-type="string">
            <text:p text:style-name="P76"/>
          </table:table-cell>
        </table:table-row>
        <table:table-row table:style-name="TableLine93974370458976"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6"/>
          </table:table-cell>
        </table:table-row>
        <table:table-row table:style-name="TableLine93974370460064">
          <table:table-cell table:style-name="Table1.A1" office:value-type="string">
            <text:p text:style-name="P89">clear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1"/>
          </table:table-cell>
          <table:table-cell table:style-name="Table1.D1" office:value-type="string">
            <text:p text:style-name="P76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1-13T17:16:04.826324835</dc:date>
    <meta:editing-duration>P2DT1H43M47S</meta:editing-duration>
    <meta:editing-cycles>70</meta:editing-cycles>
    <meta:generator>LibreOffice/7.2.3.2$Linux_X86_64 LibreOffice_project/20$Build-2</meta:generator>
    <meta:document-statistic meta:table-count="1" meta:image-count="0" meta:object-count="0" meta:page-count="3" meta:paragraph-count="153" meta:word-count="390" meta:character-count="2383" meta:non-whitespace-character-count="2114"/>
  </office:meta>
</office:document-meta>
</file>